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F30000013EC568420D.gif" manifest:media-type="image/gif"/>
  <manifest:file-entry manifest:full-path="Pictures/100000000000036F0000027F3104D425.gif" manifest:media-type="image/gif"/>
  <manifest:file-entry manifest:full-path="Pictures/100000000000037300000203CAE30C7E.gif" manifest:media-type="image/gif"/>
  <manifest:file-entry manifest:full-path="Pictures/1000000000000359000003002A25D9FA.gif" manifest:media-type="image/gif"/>
  <manifest:file-entry manifest:full-path="Pictures/100000000000036D0000027470808812.gif" manifest:media-type="image/gif"/>
  <manifest:file-entry manifest:full-path="Pictures/100000000000036F000001F088BF01AF.gif" manifest:media-type="image/gif"/>
  <manifest:file-entry manifest:full-path="Pictures/1000000000000380000001D4DBC76A72.gif" manifest:media-type="image/gif"/>
  <manifest:file-entry manifest:full-path="Pictures/100000000000037E0000018AE261A6B1.gif" manifest:media-type="image/gif"/>
  <manifest:file-entry manifest:full-path="Pictures/1000000000000143000000F3A67DAA43.gif" manifest:media-type="image/gif"/>
  <manifest:file-entry manifest:full-path="Pictures/100000000000037F000001A0EEE7730B.gif" manifest:media-type="image/gif"/>
  <manifest:file-entry manifest:full-path="Pictures/100000000000034B000001EE3FAD168B.gif" manifest:media-type="image/gif"/>
  <manifest:file-entry manifest:full-path="Pictures/100000000000034B000003055A3A81AE.gif" manifest:media-type="image/gif"/>
  <manifest:file-entry manifest:full-path="Pictures/10000000000003830000032ECDA16681.gif" manifest:media-type="image/gif"/>
  <manifest:file-entry manifest:full-path="Pictures/10000200000002F8000001C09E7F3DEB.gif" manifest:media-type="image/gif"/>
  <manifest:file-entry manifest:full-path="Pictures/100000000000034C000003395B9B3A87.gif" manifest:media-type="image/gif"/>
  <manifest:file-entry manifest:full-path="Pictures/1000000000000303000001D73408488A.gif" manifest:media-type="image/gif"/>
  <manifest:file-entry manifest:full-path="Pictures/100000000000034A000001990D6B8764.gif" manifest:media-type="image/gif"/>
  <manifest:file-entry manifest:full-path="Pictures/100000000000034E000001EEF2BD19ED.gif" manifest:media-type="image/gif"/>
  <manifest:file-entry manifest:full-path="Pictures/100000000000037000000292B91F2DD9.gif" manifest:media-type="image/gif"/>
  <manifest:file-entry manifest:full-path="Pictures/100000000000034C0000019F30C710B5.gif" manifest:media-type="image/gif"/>
  <manifest:file-entry manifest:full-path="Pictures/100000000000034A000001C847B7AACA.gif" manifest:media-type="image/gif"/>
  <manifest:file-entry manifest:full-path="Pictures/100000000000034A0000019BB144FBA7.gif" manifest:media-type="image/gif"/>
  <manifest:file-entry manifest:full-path="Pictures/100000000000034B000001E63DE99B1E.gif" manifest:media-type="image/gif"/>
  <manifest:file-entry manifest:full-path="Pictures/1000000000000280000000DE2DA7A1FF.gif" manifest:media-type="image/gif"/>
  <manifest:file-entry manifest:full-path="Pictures/100000000000034B000001CED80A3520.gif" manifest:media-type="image/gif"/>
  <manifest:file-entry manifest:full-path="Pictures/1000000000000287000000C6D5609C4B.gif" manifest:media-type="image/gif"/>
  <manifest:file-entry manifest:full-path="Pictures/100000000000031C000002F7A1A98929.gif" manifest:media-type="image/gif"/>
  <manifest:file-entry manifest:full-path="Pictures/1000000000000145000000F65905DC20.gif" manifest:media-type="image/gif"/>
  <manifest:file-entry manifest:full-path="Pictures/100000000000034B000001C5963165E8.gif" manifest:media-type="image/gif"/>
  <manifest:file-entry manifest:full-path="Pictures/100000000000034B000001AA4EF178C1.gif" manifest:media-type="image/gif"/>
  <manifest:file-entry manifest:full-path="Pictures/100000000000036F000002A178EF9635.gif" manifest:media-type="image/gif"/>
  <manifest:file-entry manifest:full-path="Pictures/100000000000034A000001CBE042597C.gif" manifest:media-type="image/gif"/>
  <manifest:file-entry manifest:full-path="Pictures/1000000000000349000002CFDC5B4B29.gif" manifest:media-type="image/gif"/>
  <manifest:file-entry manifest:full-path="Pictures/1000000000000288000000E369090322.gif" manifest:media-type="image/gif"/>
  <manifest:file-entry manifest:full-path="Pictures/1000000000000283000000EFB0AF9C3D.gif" manifest:media-type="image/gif"/>
  <manifest:file-entry manifest:full-path="Pictures/100000000000034A0000019F50BCC8A2.gif" manifest:media-type="image/gif"/>
  <manifest:file-entry manifest:full-path="Pictures/1000000000000286000000C0B45C3E1D.gif" manifest:media-type="image/gif"/>
  <manifest:file-entry manifest:full-path="Pictures/1000000000000142000000F138988AD8.gif" manifest:media-type="image/gif"/>
  <manifest:file-entry manifest:full-path="Pictures/1000000000000374000002FCD2DC277F.gif" manifest:media-type="image/gif"/>
  <manifest:file-entry manifest:full-path="Pictures/10000200000002510000023FFF8A672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paragraph-properties fo:break-before="page"/>
    </style:style>
    <style:style style:name="P7" style:family="paragraph" style:parent-style-name="Code_20_block">
      <style:text-properties fo:color="#008000"/>
    </style:style>
    <style:style style:name="P8" style:family="paragraph" style:parent-style-name="Code_20_block">
      <style:text-properties officeooo:paragraph-rsid="0012371d"/>
    </style:style>
    <style:style style:name="P9" style:family="paragraph" style:parent-style-name="Code_20_block">
      <style:text-properties officeooo:rsid="0016c08e"/>
    </style:style>
    <style:style style:name="P10" style:family="paragraph" style:parent-style-name="Code_20_block">
      <style:text-properties officeooo:paragraph-rsid="0017b803"/>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Heading_20_2">
      <style:paragraph-properties fo:break-before="page"/>
    </style:style>
    <style:style style:name="P13" style:family="paragraph" style:parent-style-name="Standard" style:list-style-name="List_20_1"/>
    <style:style style:name="P14" style:family="paragraph" style:parent-style-name="Standard" style:list-style-name="List_20_2"/>
    <style:style style:name="P15" style:family="paragraph" style:parent-style-name="Standard" style:list-style-name="List_20_2">
      <style:text-properties officeooo:paragraph-rsid="001e2be1"/>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1"/>
    <style:style style:name="P18" style:family="paragraph" style:parent-style-name="Standard">
      <style:text-properties officeooo:paragraph-rsid="00212fc0"/>
    </style:style>
    <style:style style:name="P19" style:family="paragraph" style:parent-style-name="Table_20_Contents">
      <style:text-properties officeooo:paragraph-rsid="001d2afc"/>
    </style:style>
    <style:style style:name="P20" style:family="paragraph" style:parent-style-name="Heading_20_3">
      <style:text-properties officeooo:rsid="0016c08e"/>
    </style:style>
    <style:style style:name="P21" style:family="paragraph" style:parent-style-name="Heading_20_3">
      <style:paragraph-properties fo:break-before="page"/>
    </style:style>
    <style:style style:name="P22" style:family="paragraph" style:parent-style-name="Code_20_block">
      <style:text-properties officeooo:paragraph-rsid="00204ab6"/>
    </style:style>
    <style:style style:name="P2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346855533821170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84249794166432" text:continue-numbering="true" text:style-name="Outline">
        <text:list-item>
          <text:list>
            <text:list-item>
              <text:list>
                <text:list-item>
                  <text:h text:style-name="Heading_20_3" text:outline-level="3">Features</text:h>
                </text:list-item>
              </text:list>
            </text:list-item>
          </text:list>
        </text:list-item>
      </text:list>
      <text:list xml:id="list7662050493248025989" text:style-name="List_20_1">
        <text:list-item>
          <text:p text:style-name="P13">Supports the same configuration properties as a standalone JPPF client, including server discovery, connection to multiple drivers, connection pool per driver</text:p>
        </text:list-item>
        <text:list-item>
          <text:p text:style-name="P13">Supports disconnection from, and reconnection to, any JPPF driver</text:p>
        </text:list-item>
        <text:list-item>
          <text:p text:style-name="P13">Compliant with the <text:a xlink:type="simple" xlink:href="http://java.sun.com/j2ee/connector" text:style-name="Internet_20_link" text:visited-style-name="Visited_20_Internet_20_Link">JCA 1.5 specifications</text:a></text:p>
        </text:list-item>
        <text:list-item>
          <text:p text:style-name="P13">API similar to that of the standard JPPF client (<text:span text:style-name="Code_20_char">submit(job)</text:span>)</text:p>
        </text:list-item>
        <text:list-item>
          <text:p text:style-name="P13">No transaction support</text:p>
        </text:list-item>
      </text:list>
      <text:list xml:id="list84249796161047" text:continue-list="list84249794166432"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FF8A672E.gif" xlink:type="simple" xlink:show="embed" xlink:actuate="onLoad"/></draw:frame></text:p>
      <text:p text:style-name="Standard"/>
      <text:list xml:id="list84249804174034" text:continue-numbering="true" text:style-name="Outline">
        <text:list-item>
          <text:list>
            <text:list-item>
              <text:h text:style-name="P12"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1">Technology</text:p>
          </table:table-cell>
          <table:table-cell table:style-name="Table1.B1" office:value-type="string">
            <text:p text:style-name="P11">Tested Platforms</text:p>
          </table:table-cell>
        </table:table-row>
        <table:table-row>
          <table:table-cell table:style-name="Table1.A2" office:value-type="string">
            <text:p text:style-name="P11">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1">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1">Application Server</text:p>
          </table:table-cell>
          <table:table-cell table:style-name="Table1.B2" office:value-type="string">
            <text:p text:style-name="P19">JBoss 4.<text:span text:style-name="T17">x</text:span>, 5.<text:span text:style-name="T17">x</text:span>, 6.<text:span text:style-name="T17">x</text:span>, 7.<text:span text:style-name="T17">x</text:span></text:p>
            <text:p text:style-name="P19"><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84249807175343"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84249807171291"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84249810165822"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84249811174413" text:continue-list="list7662050493248025989" text:style-name="List_20_1">
        <text:list-item>
          <text:p text:style-name="P13">Open a command prompt</text:p>
        </text:list-item>
        <text:list-item>
          <text:p text:style-name="P13">Go to the <text:span text:style-name="T1">JPPF-x.y.</text:span><text:span text:style-name="T6">z</text:span><text:span text:style-name="T1">-j2ee-connector</text:span> folder</text:p>
        </text:list-item>
        <text:list-item>
          <text:p text:style-name="P13">Enter “<text:span text:style-name="T1">ant build</text:span>”</text:p>
        </text:list-item>
        <text:list-item>
          <text:p text:style-name="P13">The resulting .rar and .ear files are generated in the “<text:span text:style-name="T1">build</text:span>” subfolder.</text:p>
        </text:list-item>
      </text:list>
      <text:list xml:id="list84249812173928" text:continue-list="list84249810165822" text:style-name="Outline">
        <text:list-item>
          <text:list>
            <text:list-item>
              <text:list>
                <text:list-item>
                  <text:h text:style-name="P21"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8663403747543382118" text:style-name="List_20_2">
              <text:list-item>
                <text:p text:style-name="P16">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84249815175920" text:continue-numbering="true" text:style-name="List_20_2">
              <text:list-item>
                <text:p text:style-name="P14">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84249817152128" text:continue-list="list84249812173928" text:style-name="Outline">
        <text:list-item>
          <text:list>
            <text:list-item>
              <text:h text:style-name="P12"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5/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313817405842402027" text:style-name="L1">
        <text:list-item>
          <text:p text:style-name="P17">obtain a connection from the resource adapter connection pool</text:p>
        </text:list-item>
        <text:list-item>
          <text:p text:style-name="P17">perform one or more JPPF-related operation(s)</text:p>
        </text:list-item>
        <text:list-item>
          <text:p text:style-name="P17">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84249822178123" text:continue-list="list84249815175920" text:style-name="List_20_2">
        <text:list-item>
          <text:p text:style-name="P14">on Apache Geronimo: "<text:span text:style-name="T1">jca:/JPPF/jca-client/JCAManagedConnectionFactory/eis/JPPFConnectionFactory</text:span>"</text:p>
        </text:list-item>
        <text:list-item>
          <text:p text:style-name="P15">on JBoss <text:span text:style-name="T22">4-7</text:span>: "<text:span text:style-name="T1">java:eis/JPPFConnectionFactory</text:span>"</text:p>
        </text:list-item>
        <text:list-item>
          <text:p text:style-name="P15">on <text:span text:style-name="T22">Wildfly 8</text:span>: "<text:span text:style-name="T1">java:/eis/JPPFConnectionFactory</text:span>"</text:p>
        </text:list-item>
        <text:list-item>
          <text:p text:style-name="P15">on Websphere: "<text:span text:style-name="T1">java:comp/env/eis/JPPFConnectionFactory</text:span>"</text:p>
        </text:list-item>
        <text:list-item>
          <text:p text:style-name="P14">on all other supported servers: "<text:span text:style-name="T1">eis/JPPFConnectionFactory</text:span>"</text:p>
        </text:list-item>
      </text:list>
      <text:list xml:id="list84249823155941" text:continue-list="list84249817152128" text:style-name="Outline">
        <text:list-item>
          <text:list>
            <text:list-item>
              <text:list>
                <text:list-item>
                  <text:h text:style-name="P20" text:outline-level="3">Reset of the JPPF client</text:h>
                </text:list-item>
              </text:list>
            </text:list-item>
          </text:list>
        </text:list-item>
      </text:list>
      <text:p text:style-name="P4"><text:span text:style-name="T14">The method </text:span><text:a xlink:type="simple" xlink:href="http://www.jppf.org/api-5/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9">JPPFConnection connection = null;</text:p>
      <text:p text:style-name="P9">try {</text:p>
      <text:p text:style-name="P9"><text:s text:c="2"/>connection = JPPFHelper.getConnection();</text:p>
      <text:p text:style-name="P9"><text:s text:c="2"/>connection.resetClient();</text:p>
      <text:p text:style-name="P9">} finally {</text:p>
      <text:p text:style-name="P9"><text:s text:c="2"/>if (connection != null) JPPFHelper.closeConnection(connection);</text:p>
      <text:p text:style-name="P9">}</text:p>
      <text:p text:style-name="P5"/>
      <text:p text:style-name="P4"><text:span text:style-name="T14">As for </text:span><text:a xlink:type="simple" xlink:href="http://www.jppf.org/api-5/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84249824181395" text:continue-numbering="true" text:style-name="Outline">
        <text:list-item>
          <text:list>
            <text:list-item>
              <text:list>
                <text:list-item>
                  <text:h text:style-name="P21" text:outline-level="3">Submitting jobs</text:h>
                </text:list-item>
              </text:list>
            </text:list-item>
          </text:list>
        </text:list-item>
      </text:list>
      <text:p text:style-name="Standard"><text:a xlink:type="simple" xlink:href="http://www.jppf.org/api-5/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list xml:id="list84249827160650"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84249830177104" text:continue-numbering="true" text:style-name="Outline">
        <text:list-item>
          <text:list>
            <text:list-item>
              <text:list>
                <text:list-item>
                  <text:h text:style-name="P21" text:outline-level="3">Cancelling a job</text:h>
                </text:list-item>
              </text:list>
            </text:list-item>
          </text:list>
        </text:list-item>
      </text:list>
      <text:p text:style-name="P1">The J2EE allows cancelling a job by calling the method <text:a xlink:type="simple" xlink:href="http://www.jppf.org/api-5/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84249831180397"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5/index.html?org/jppf/jca/cci/JPPFConnection.html" text:style-name="Internet_20_link" text:visited-style-name="Visited_20_Internet_20_Link"><text:span text:style-name="Code_20_char">JPPFConnection</text:span></text:a> API provides the method <text:a xlink:type="simple" xlink:href="http://www.jppf.org/api-5/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7">//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84249834151934"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6">The interface <text:a xlink:type="simple" xlink:href="http://www.jppf.org/api-5/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api-5/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api-5/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8"><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Code_20_block"/>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84249844153475"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8424984518021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8424984715851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84249847163632"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36"><draw:image xlink:href="Pictures/1000000000000287000000C6D5609C4B.gif" xlink:type="simple" xlink:show="embed" xlink:actuate="onLoad"/></draw:frame></text:p>
      <text:list xml:id="list84249861161786"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2DA7A1FF.gif" xlink:type="simple" xlink:show="embed" xlink:actuate="onLoad"/></draw:frame></text:p>
      <text:list xml:id="list84249871151083" text:continue-numbering="true" text:style-name="Outline">
        <text:list-item>
          <text:list>
            <text:list-item>
              <text:list>
                <text:list-item>
                  <text:h text:style-name="P21"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5A3A81AE.gif" xlink:type="simple" xlink:show="embed" xlink:actuate="onLoad"/></draw:frame></text:p>
      <text:list xml:id="list84249894175386" text:continue-numbering="true" text:style-name="Outline">
        <text:list-item>
          <text:list>
            <text:list-item>
              <text:list>
                <text:list-item>
                  <text:list>
                    <text:list-item>
                      <text:h text:style-name="P23"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5B9B3A87.gif" xlink:type="simple" xlink:show="embed" xlink:actuate="onLoad"/></draw:frame></text:p>
      <text:p text:style-name="Standard"/>
      <text:p text:style-name="Standard">- click "Finish"</text:p>
      <text:list xml:id="list84249920180790"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84249935174556" text:continue-numbering="true" text:style-name="Outline">
        <text:list-item>
          <text:list>
            <text:list-item>
              <text:list>
                <text:list-item>
                  <text:list>
                    <text:list-item>
                      <text:h text:style-name="P23"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84249959165867" text:continue-numbering="true" text:style-name="Outline">
        <text:list-item>
          <text:list>
            <text:list-item>
              <text:list>
                <text:list-item>
                  <text:h text:style-name="P21"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2BD19ED.gif" xlink:type="simple" xlink:show="embed" xlink:actuate="onLoad"/></draw:frame></text:p>
      <text:p text:style-name="Standard"/>
      <text:p text:style-name="Standard">- click "Install RAR"</text:p>
      <text:p text:style-name="Standard"/>
      <text:p text:style-name="P6">-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3FAD168B.gif" xlink:type="simple" xlink:show="embed" xlink:actuate="onLoad"/></draw:frame></text:p>
      <text:p text:style-name="Standard"/>
      <text:list xml:id="list84249980151784"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84249989173545" text:continue-numbering="true" text:style-name="Outline">
        <text:list-item>
          <text:list>
            <text:list-item>
              <text:list>
                <text:list-item>
                  <text:list>
                    <text:list-item>
                      <text:h text:style-name="P23"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84250037150187" text:continue-numbering="true" text:style-name="Outline">
        <text:list-item>
          <text:list>
            <text:list-item>
              <text:list>
                <text:list-item>
                  <text:h text:style-name="P21"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8425007616947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84250117153658" text:continue-numbering="true" text:style-name="Outline">
        <text:list-item>
          <text:list>
            <text:list-item>
              <text:list>
                <text:list-item>
                  <text:h text:style-name="P21"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9E7F3DEB.gif" xlink:type="simple" xlink:show="embed" xlink:actuate="onLoad"/></draw:frame></text:p>
      <text:p text:style-name="Standard"/>
      <text:p text:style-name="Standard">- click on “Install”</text:p>
      <text:list xml:id="list8425012716005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C568420D.gif" xlink:type="simple" xlink:show="embed" xlink:actuate="onLoad"/></draw:frame></text:p>
      <text:p text:style-name="Standard"/>
      <text:p text:style-name="Standard">- click on “Install”</text:p>
      <text:list xml:id="list84250134156203"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84250137166782"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18">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Code_20_block"><text:span text:style-name="T9">&lt;!-- ========================================================================= --&gt;</text:span></text:p>
      <text:p text:style-name="P7">&lt;!-- definition of application server-specific properties <text:s text:c="21"/>--&gt;</text:p>
      <text:p text:style-name="P7">&lt;!-- the value is used to generate the names of the corresponding EAR and RAR <text:s/>--&gt;</text:p>
      <text:p text:style-name="P7">&lt;!-- ========================================================================= --&gt;</text:p>
      <text:p text:style-name="Code_20_block">&lt;property name="was" <text:s text:c="10"/>value="Websphere"/&gt;</text:p>
      <text:p text:style-name="P10">&lt;property name="jboss" <text:s text:c="8"/>value="JBoss"/&gt;</text:p>
      <text:p text:style-name="P10">&lt;property name="jboss<text:span text:style-name="T15">7</text:span>" <text:s text:c="7"/>value="JBoss<text:span text:style-name="T15">-7</text:span>"/&gt;</text:p>
      <text:p text:style-name="P22">&lt;property name="<text:span text:style-name="T24">wildfly8</text:span>" <text:s text:c="5"/>value="<text:span text:style-name="T24">Wildfly-8</text:span>"/&gt;</text:p>
      <text:p text:style-name="P22">&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54M50S</meta:editing-duration>
    <meta:editing-cycles>107</meta:editing-cycles>
    <meta:generator>LibreOffice/4.3.2.2$Windows_x86 LibreOffice_project/edfb5295ba211bd31ad47d0bad0118690f76407d</meta:generator>
    <meta:creation-date>2009-11-08T07:02:32.78</meta:creation-date>
    <dc:date>2015-01-11T08:42:49.680000000</dc:date>
    <meta:document-statistic meta:table-count="3" meta:image-count="40" meta:object-count="0" meta:page-count="34" meta:paragraph-count="524" meta:word-count="3468" meta:character-count="25095" meta:non-whitespace-character-count="211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